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74" style:family="paragraph" style:parent-style-name="Heading_20_2" style:list-style-name=""/>
    <style:style style:name="P75" style:family="paragraph" style:parent-style-name="Heading_20_2">
      <style:paragraph-properties fo:break-before="page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3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3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0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0" office:value-type="string">
            <text:p text:style-name="P70">Queue a sound : P0 = channel, P1P2 = frequency P3P4 = duration in ms, P5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5" office:value-type="string">
            <text:p text:style-name="P72">Play sound effect P1 on channel P0</text:p>
          </table:table-cell>
        </table:table-row>
      </table:table>
      <text:p text:style-name="P5"/>
      <text:h text:style-name="P74" text:outline-level="2"/>
      <text:h text:style-name="P75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0T10:13:38.273746715</dc:date>
    <meta:editing-duration>PT2H11M37S</meta:editing-duration>
    <meta:editing-cycles>93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204" meta:word-count="1097" meta:character-count="5800" meta:non-whitespace-character-count="4856"/>
  </office:meta>
</office:document-meta>
</file>